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5810000031A0000031A90A9BB170713D465.svg" manifest:media-type="image/svg+xml"/>
  <manifest:file-entry manifest:full-path="Pictures/100000010000001E0000001EE5B9B2D9166EBD9A.png" manifest:media-type="image/png"/>
  <manifest:file-entry manifest:full-path="Pictures/100000010000001E0000001E1BC09D9F9E0244F0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3ae219"/>
    </style:style>
    <style:style style:name="P71" style:family="paragraph" style:parent-style-name="Standard">
      <style:text-properties officeooo:paragraph-rsid="0f3d081d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6ac771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daa4aef"/>
    </style:style>
    <style:style style:name="P85" style:family="paragraph" style:parent-style-name="Standard">
      <style:paragraph-properties fo:text-align="center" style:justify-single-word="false"/>
      <style:text-properties officeooo:paragraph-rsid="0f7a4390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0dce9327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c8e1b1"/>
    </style:style>
    <style:style style:name="P93" style:family="paragraph" style:parent-style-name="Footnote">
      <style:text-properties officeooo:paragraph-rsid="0fd38088"/>
    </style:style>
    <style:style style:name="P94" style:family="paragraph" style:parent-style-name="Footnote">
      <style:text-properties officeooo:paragraph-rsid="0fde5261" fo:background-color="transparent"/>
    </style:style>
    <style:style style:name="P95" style:family="paragraph" style:parent-style-name="Standard">
      <style:text-properties officeooo:paragraph-rsid="0fdfc605"/>
    </style:style>
    <style:style style:name="P96" style:family="paragraph" style:parent-style-name="Standard">
      <style:text-properties officeooo:paragraph-rsid="0ff09601"/>
    </style:style>
    <style:style style:name="P97" style:family="paragraph" style:parent-style-name="Footnote">
      <style:text-properties officeooo:paragraph-rsid="0ff65840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006d6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c9973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officeooo:rsid="0fed6741"/>
    </style:style>
    <style:style style:name="T284" style:family="text">
      <style:text-properties officeooo:rsid="0f981b1c"/>
    </style:style>
    <style:style style:name="T285" style:family="text">
      <style:text-properties style:font-name="Liberation Mono" fo:font-size="8pt" style:font-size-asian="8pt" style:font-size-complex="8pt" loext:padding="0.049cm" loext:border="0.31pt solid #000000"/>
    </style:style>
    <style:style style:name="T28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officeooo:rsid="0fff82c4"/>
    </style:style>
    <style:style style:name="T301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8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7"><text:span text:style-name="T287">LTS stands for Long-Term Support, and this April </text:span><text:span text:style-name="Strong_20_Emphasis"><text:span text:style-name="T297"><text:user-field-get style:data-style-name="N0" text:name="Releaseyear">2022</text:user-field-get></text:span></text:span><text:span text:style-name="T288"><text:s/></text:span><text:span text:style-name="Strong_20_Emphasis"><text:span text:style-name="T293"><text:user-field-get text:name="Distro">Ubuntu</text:user-field-get></text:span></text:span><text:span text:style-name="T289"><text:s/></text:span><text:span text:style-name="T294"><text:user-field-get text:name="Version">22.04</text:user-field-get></text:span><text:span text:style-name="T294"><text:s/></text:span><text:span text:style-name="T295">LTS</text:span><text:span text:style-name="T294"> </text:span><text:span text:style-name="Strong_20_Emphasis"><text:span text:style-name="T296"><text:user-field-get text:name="Edition">Desktop</text:user-field-get></text:span></text:span><text:span text:style-name="T287"><text:s/>(codename jammy) will be supported for 5 years until April 2027, and with an </text:span><text:span text:style-name="T292">free personal </text:span><text:span text:style-name="T287">Ubuntu </text:span><text:span text:style-name="T290">P</text:span><text:span text:style-name="T287">ro</text:span><text:span text:style-name="T292"> </text:span><text:span text:style-name="T287">subscription for 1</text:span><text:span text:style-name="T291">0</text:span><text:span text:style-name="T287"> years until April 203</text:span><text:span text:style-name="T291">2</text:span><text:span text:style-name="T287">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2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1">user</text:span></text:span><text:span text:style-name="T233"><text:tab/><text:tab/></text:span><text:span text:style-name="T243"> <text:tab/><text:tab/><text:tab/> </text:span><text:span text:style-name="T234"><draw:control text:anchor-type="as-char" svg:y="-0.4cm" draw:z-index="7" draw:name="Gebruiker" draw:style-name="gr2" draw:text-style-name="P105" svg:width="6.4cm" svg:height="0.6cm" draw:control="control6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6">ull </text:span><text:span text:style-name="T244">na</text:span><text:span text:style-name="T246">me,</text:span><text:span text:style-name="T244"> </text:span><text:span text:style-name="T246">e.g.</text:span><text:span text:style-name="T244"> </text:span><text:span text:style-name="T245">J</text:span><text:span text:style-name="T248">ohn Doe</text:span><text:span text:style-name="T251">]</text:span></text:p>
      <text:p text:style-name="P69"><text:span text:style-name="Definition"><text:span text:style-name="T250">USER</text:span></text:span><text:span text:style-name="Definition"><text:span text:style-name="T280">na</text:span></text:span><text:span text:style-name="Definition"><text:span text:style-name="T282">me</text:span></text:span><text:span text:style-name="T249"><text:tab/><text:tab/><text:tab/> </text:span><text:span text:style-name="T249"><draw:control text:anchor-type="as-char" svg:y="-0.4cm" draw:z-index="16" draw:name="Gberuikersnaam 2" draw:style-name="gr2" draw:text-style-name="P105" svg:width="6.4cm" svg:height="0.6cm" draw:control="control15"><svg:title>Gebruikersnaam</svg:title><svg:desc>Korte naam, bijv. jan</svg:desc></draw:control></text:span><text:span text:style-name="T249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80">COMPUTERNA</text:span></text:span><text:span text:style-name="Definition"><text:span text:style-name="T282">me</text:span></text:span><text:span text:style-name="T252"><text:tab/> </text:span><text:span text:style-name="T280"><draw:control text:anchor-type="as-char" svg:y="-0.4cm" draw:z-index="8" draw:name="Computernaam" draw:style-name="gr2" draw:text-style-name="P105" svg:width="6.4cm" svg:height="0.6cm" draw:control="control7"><svg:title>Computernaam</svg:title><svg:desc>Unieke naam van de computer</svg:desc></draw:control></text:span><text:span text:style-name="T280"><text:s text:c="2"/></text:span><text:span text:style-name="T253">[</text:span><text:span text:style-name="T259">N</text:span><text:span text:style-name="T254">a</text:span><text:span text:style-name="T258">me of the</text:span><text:span text:style-name="T254"> compute</text:span><text:span text:style-name="T255">r, </text:span><text:span text:style-name="T258">e.g.</text:span><text:span text:style-name="T256"> </text:span><text:span text:style-name="T257">pc02</text:span><text:span text:style-name="T253">]</text:span></text:p>
      <text:p text:style-name="P14"><text:span text:style-name="Definition"><text:span text:style-name="T261">USER</text:span></text:span><text:span text:style-name="T260"><text:tab/><text:tab/></text:span><text:span text:style-name="T243"> <text:tab/><text:tab/><text:tab/> </text:span><text:span text:style-name="T234"><draw:control text:anchor-type="as-char" svg:y="-0.4cm" draw:z-index="13" draw:name="Gebruiker 1" draw:style-name="gr2" draw:text-style-name="P105" svg:width="6.4cm" svg:height="0.6cm" draw:control="control12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7">ull </text:span><text:span text:style-name="T238">na</text:span><text:span text:style-name="T239">me</text:span><text:span text:style-name="T238"> possibly </text:span><text:span text:style-name="T241">2</text:span><text:span text:style-name="T274">nd</text:span><text:span text:style-name="T241"> </text:span><text:span text:style-name="T240">user</text:span><text:span text:style-name="T247">]</text:span></text:p>
      <text:p text:style-name="P95"><text:span text:style-name="Definition"><text:span text:style-name="T261">USERN</text:span></text:span><text:span text:style-name="Definition"><text:span text:style-name="T262">a</text:span></text:span><text:span text:style-name="Definition"><text:span text:style-name="T263">me</text:span></text:span><text:span text:style-name="Definition"><text:span text:style-name="T268"><text:tab/><text:tab/><text:tab/> </text:span></text:span><text:span text:style-name="T249"><draw:control text:anchor-type="as-char" svg:y="-0.4cm" draw:z-index="14" draw:name="Gberuikersnaam 1" draw:style-name="gr2" draw:text-style-name="P105" svg:width="6.4cm" svg:height="0.6cm" draw:control="control13"><svg:title>Gebruikersnaam</svg:title><svg:desc>Korte naam, bijv. jan</svg:desc></draw:control></text:span><text:span text:style-name="T249"><text:s text:c="2"/></text:span><text:span text:style-name="T265">[</text:span><text:span text:style-name="T267">U</text:span><text:span text:style-name="T266">ser</text:span><text:span text:style-name="T264"> </text:span><text:span text:style-name="T270">na</text:span><text:span text:style-name="T271">me</text:span><text:span text:style-name="T270"> possibly </text:span><text:span text:style-name="T273">2</text:span><text:span text:style-name="T275">nd</text:span><text:span text:style-name="T273"> </text:span><text:span text:style-name="T272">user</text:span><text:span text:style-name="T269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3"/>
      <text:p text:style-name="P53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6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29"/>
      <text:p text:style-name="P29"/>
      <text:list xml:id="list2543408213" text:style-name="L1">
        <text:list-item>
          <text:p text:style-name="P100"><text:bookmark-start text:name="__RefNumPara__4083_1271708128"/>Prepar<text:span text:style-name="T284">e </text:span>installatio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11" draw:name="Vorm3_0" draw:style-name="gr1" draw:text-style-name="P10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8"><draw:control text:anchor-type="as-char" draw:z-index="20" draw:name="Vorm3_ 1" draw:style-name="gr1" draw:text-style-name="P10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2"><text:span text:style-name="User_20_Entry"><text:span text:style-name="T110">Login any additional </text:span></text:span><text:span text:style-name="Definition"><text:span text:style-name="T279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2" draw:name="Vorm4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76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0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8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8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3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9"><draw:control text:anchor-type="as-char" draw:z-index="21" draw:name="Vorm 3" draw:style-name="gr1" draw:text-style-name="P10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1" office:value-type="string">
            <text:p text:style-name="P76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2" office:value-type="string">
            <text:p text:style-name="P63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18"/>
      <text:list xml:id="list160958803012969"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9"><draw:control text:anchor-type="as-char" draw:z-index="4" draw:name="Vorm9" draw:style-name="gr1" draw:text-style-name="P10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185">Boot the computer from</text:span><text:span text:style-name="T193"><text:note text:id="ftn5" text:note-class="footnote"><text:note-citation>1</text:note-citation><text:note-body><text:p text:style-name="P94"><text:span text:style-name="T118">Boot menu/Setup via one of the </text:span><text:span text:style-name="T119">f</text:span><text:span text:style-name="T118">requently used keys:</text:span> <text:span text:style-name="T286">Esc</text:span><text:span text:style-name="T280">, </text:span><text:span text:style-name="T286">Delete</text:span><text:span text:style-name="T280">, </text:span><text:span text:style-name="T286">F1</text:span><text:span text:style-name="T280">, </text:span><text:span text:style-name="T286">F2</text:span><text:span text:style-name="T280">, </text:span><text:span text:style-name="T286">F9</text:span><text:span text:style-name="T280">, </text:span><text:span text:style-name="T286">F10</text:span><text:span text:style-name="T280">, </text:span><text:span text:style-name="T286">F11</text:span><text:span text:style-name="T280">, </text:span><text:span text:style-name="T283">or </text:span><text:span text:style-name="T286">F12</text:span><text:span text:style-name="T280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1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3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6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27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69"><draw:control text:anchor-type="as-char" draw:z-index="17" draw:name="Vorm 5" draw:style-name="gr1" draw:text-style-name="P10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4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38"><draw:control text:anchor-type="as-char" draw:z-index="15" draw:name="Vorm 1" draw:style-name="gr1" draw:text-style-name="P10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5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9" office:value-type="string">
            <text:p text:style-name="P16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6"><text:span text:style-name="Strong_20_Emphasis"><text:span text:style-name="T71"/></text:span></text:p>
      <text:list xml:id="list160958810678908" text:continue-numbering="true" text:style-name="L1">
        <text:list-item>
          <text:p text:style-name="P99"><text:span text:style-name="Strong_20_Emphasis"><text:span text:style-name="T89">Finish installation</text:span></text:span></text:p>
        </text:list-item>
      </text:list>
      <text:p text:style-name="P57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5" draw:name="Vorm24" draw:style-name="gr1" draw:text-style-name="P10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0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106"><draw:control text:anchor-type="as-char" draw:z-index="22" draw:name="Vorm4_ 1" draw:style-name="gr1" draw:text-style-name="P10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8"><text:span text:style-name="Strong_20_Emphasis"><text:span text:style-name="T141"><draw:control text:anchor-type="as-char" draw:z-index="24" draw:name="Vorm13_ 5" draw:style-name="gr1" draw:text-style-name="P104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4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25" draw:name="Vorm4_ 3" draw:style-name="gr1" draw:text-style-name="P104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">If updated software <text:span text:style-name="T300">is </text:span>available click <text:span text:style-name="T299">Install Now</text:span>.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9"><draw:control text:anchor-type="as-char" draw:z-index="9" draw:name="Vorm4_1" draw:style-name="gr1" draw:text-style-name="P104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77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4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1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2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4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9"><draw:control text:anchor-type="as-char" draw:z-index="6" draw:name="Vorm37" draw:style-name="gr1" draw:text-style-name="P104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4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6" office:value-type="string">
            <text:p text:style-name="P96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5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2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57"><text:span text:style-name="Strong_20_Emphasis"><text:span text:style-name="T28"><text:tab/></text:span></text:span></text:p>
      <text:p text:style-name="P58"><text:span text:style-name="Strong_20_Emphasis"><text:span text:style-name="T48"/></text:span></text:p>
      <text:p text:style-name="P59"><text:span text:style-name="Strong_20_Emphasis"><text:span text:style-name="T45"/></text:span></text:p>
      <text:list xml:id="list160959203407168"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10" draw:name="Vorm40_0" draw:style-name="gr1" draw:text-style-name="P104" svg:width="0.35cm" svg:height="0.35cm" draw:control="control9"/></text:span></text:span></text:p>
          </table:table-cell>
          <table:table-cell table:style-name="Tabel2.A1" office:value-type="string">
            <text:p text:style-name="P89"><text:span text:style-name="Strong_20_Emphasis"><text:span text:style-name="T69"><draw:control text:anchor-type="as-char" draw:z-index="18" draw:name="Vorm40_ 1" draw:style-name="gr1" draw:text-style-name="P104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3"><text:span text:style-name="User_20_Entry"><text:span text:style-name="T124">Login any additional </text:span></text:span><text:span text:style-name="Definition"><text:span text:style-name="T278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106"><draw:control text:anchor-type="as-char" draw:z-index="23" draw:name="Vorm4_ 2" draw:style-name="gr1" draw:text-style-name="P104" svg:width="0.35cm" svg:height="0.35cm" draw:control="control22"/></text:span></text:span></text:p>
          </table:table-cell>
          <table:table-cell table:style-name="Tabel2.D2" office:value-type="string">
            <text:p text:style-name="P33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2" draw:name="Vorm40_2" draw:style-name="gr1" draw:text-style-name="P104" svg:width="0.35cm" svg:height="0.35cm" draw:control="control11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9" draw:name="Vorm40_ 2" draw:style-name="gr1" draw:text-style-name="P104" svg:width="0.35cm" svg:height="0.35cm" draw:control="control18"/></text:span></text:span></text:p>
          </table:table-cell>
          <table:table-cell table:style-name="Tabel2.D5" office:value-type="string">
            <text:p text:style-name="P25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6" office:value-type="string">
            <text:p text:style-name="P28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6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35"/>
      <text:p text:style-name="P36"/>
      <text:p text:style-name="P47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1"/>
      <text:p text:style-name="P103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1">Karel Zimmer</text:span></text:span></text:a><text:span text:style-name="Emphasis"><text:span text:style-name="T230">.</text:span></text:span></text:p>
      <text:p text:style-name="P103"><text:span text:style-name="Emphasis"><text:span text:style-name="T230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229">CC0 1.0 Universal</text:span></text:span></text:a><text:span text:style-name="Emphasis"><text:span text:style-name="T231"> </text:span></text:span><text:span text:style-name="Emphasis"><text:span text:style-name="T232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1BC09D9F9E0244F0.png" xlink:type="simple" xlink:show="embed" xlink:actuate="onLoad" draw:mime-type="image/png"/></draw:frame></draw:a></text:span></text:span><text:span text:style-name="Emphasis"><text:span text:style-name="T298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5B9B2D9166EBD9A.png" xlink:type="simple" xlink:show="embed" xlink:actuate="onLoad" draw:mime-type="image/png"/></draw:frame></draw:a></text:span></text:span><text:span text:style-name="Emphasis"><text:span text:style-name="T29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01T16:09:57.319433907">01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09:57.190527939</dc:date>
    <meta:keyword>Installatie</meta:keyword>
    <meta:keyword>Checklist</meta:keyword>
    <meta:keyword>Linux</meta:keyword>
    <meta:editing-cycles>6861</meta:editing-cycles>
    <meta:editing-duration>P12DT1H6M1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6" meta:word-count="627" meta:character-count="3895" meta:non-whitespace-character-count="3310"/>
    <meta:user-defined meta:name="Info 1"/>
    <meta:user-defined meta:name="Info 2"/>
    <meta:user-defined meta:name="Info 3"/>
    <meta:user-defined meta:name="Info 4"/>
  </office:meta>
</office:document-meta>
</file>